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580000001FDE342D2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entury Gothic1" svg:font-family="'Century Gothic'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fo:font-size="8pt" style:font-size-asian="8pt" style:font-size-complex="8pt"/>
    </style:style>
    <style:style style:name="P3" style:family="paragraph" style:parent-style-name="Standard">
      <style:text-properties fo:font-size="8pt" officeooo:rsid="0014eaaa" officeooo:paragraph-rsid="0014eaaa" style:font-size-asian="8pt" style:font-size-complex="8pt"/>
    </style:style>
    <style:style style:name="P4" style:family="paragraph" style:parent-style-name="Standard">
      <style:text-properties fo:font-size="8pt" officeooo:paragraph-rsid="00187aad" style:font-size-asian="8pt" style:font-size-complex="8pt"/>
    </style:style>
    <style:style style:name="P5" style:family="paragraph" style:parent-style-name="Standard">
      <style:text-properties style:font-name="Century Gothic1" fo:font-size="8pt" style:font-size-asian="8pt" style:font-size-complex="8pt"/>
    </style:style>
    <style:style style:name="P6" style:family="paragraph" style:parent-style-name="Standard">
      <style:text-properties style:font-name="Century Gothic1" fo:font-size="8pt" officeooo:paragraph-rsid="00187aad" style:font-size-asian="8pt" style:font-size-complex="8pt"/>
    </style:style>
    <style:style style:name="P7" style:family="paragraph" style:parent-style-name="Standard">
      <style:paragraph-properties fo:margin-left="0in" fo:margin-right="0in" fo:text-indent="0in" style:auto-text-indent="false" fo:padding="0in" fo:border-left="none" fo:border-right="none" fo:border-top="none" fo:border-bottom="0.51pt solid #000000" style:shadow="none"/>
      <style:text-properties fo:font-size="28pt" fo:font-weight="bold" style:font-size-asian="28pt" style:font-weight-asian="bold" style:font-size-complex="28pt" style:font-weight-complex="bold"/>
    </style:style>
    <style:style style:name="P8" style:family="paragraph" style:parent-style-name="Code">
      <style:text-properties officeooo:paragraph-rsid="0014eaaa"/>
    </style:style>
    <style:style style:name="P9" style:family="paragraph" style:parent-style-name="Standard" style:master-page-name="First_20_Page">
      <style:paragraph-properties style:page-number="auto"/>
    </style:style>
    <style:style style:name="P10" style:family="paragraph" style:parent-style-name="Standard" style:list-style-name="L1">
      <style:text-properties officeooo:paragraph-rsid="0016e796"/>
    </style:style>
    <style:style style:name="P11" style:family="paragraph" style:parent-style-name="Standard">
      <style:text-properties officeooo:rsid="001c79ff" officeooo:paragraph-rsid="0018b802"/>
    </style:style>
    <style:style style:name="P12" style:family="paragraph" style:parent-style-name="Standard">
      <style:text-properties officeooo:paragraph-rsid="0018b802"/>
    </style:style>
    <style:style style:name="P13" style:family="paragraph" style:parent-style-name="Code">
      <style:text-properties officeooo:rsid="001c79ff" officeooo:paragraph-rsid="0018b802"/>
    </style:style>
    <style:style style:name="T1" style:family="text">
      <style:text-properties officeooo:rsid="0014eaaa"/>
    </style:style>
    <style:style style:name="T2" style:family="text">
      <style:text-properties officeooo:rsid="0016e796"/>
    </style:style>
    <style:style style:name="T3" style:family="text">
      <style:text-properties style:font-name="Century Gothic1"/>
    </style:style>
    <style:style style:name="T4" style:family="text">
      <style:text-properties style:font-name="Century Gothic1" officeooo:rsid="001be89e"/>
    </style:style>
    <style:style style:name="T5" style:family="text">
      <style:text-properties officeooo:rsid="001c79ff"/>
    </style:style>
    <style:style style:name="T6" style:family="text">
      <style:text-properties officeooo:rsid="0018b802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7">pack:tag</text:p>
      <text:p text:style-name="P1">one minute quick start tutorial</text:p>
      <text:p text:style-name="Standard"/>
      <text:h text:style-name="Heading_20_2" text:outline-level="2">Integration</text:h>
      <text:p text:style-name="P11">1. Add the maven dependency to your project:</text:p>
      <text:p text:style-name="P13">&lt;dependency&gt;<text:line-break/><text:tab/>&lt;groupId&gt;de.galan.packtag&lt;/groupId&gt;<text:line-break/><text:tab/>&lt;artifactId&gt;packtag-core&lt;/artifactId&gt;<text:line-break/><text:tab/>&lt;version&gt;3.13.0&lt;/version&gt;<text:line-break/>&lt;/dependency&gt;</text:p>
      <text:p text:style-name="P12"><text:span text:style-name="T5">2. Copy the `&lt;servlet&gt;` and `&lt;servlet-mapping&gt;` from the web.xml on </text:span><text:a xlink:type="simple" xlink:href="https://github.com/galan/packtag/blob/master/packtag-testsite/src/main/webapp/WEB-INF/web.xml" text:style-name="Internet_20_link" text:visited-style-name="Visited_20_Internet_20_Link"><text:span text:style-name="T5">https://github.com/galan/packtag/blob/master/packtag-testsite/src/main/webapp/WEB-INF/web.xml</text:span></text:a><text:span text:style-name="T5"> into your /WEB-INF/web.xml</text:span></text:p>
      <text:h text:style-name="Heading_20_2" text:outline-level="2">Usage</text:h>
      <text:p text:style-name="Standard">To use the taglib in a JSP, you have to declare it first:</text:p>
      <text:p text:style-name="P8">&lt;%@ taglib uri="<text:span text:style-name="T1">https://github.com/galan/packtag</text:span>" prefix="pack" %&gt;</text:p>
      <text:p text:style-name="Standard"/>
      <text:p text:style-name="Standard">Now you can easily pack JavaScript by using the following tag:</text:p>
      <text:p text:style-name="Code">&lt;pack:script src="/js/myJavaScriptFile.js"/&gt;</text:p>
      <text:p text:style-name="Standard"/>
      <text:p text:style-name="Standard">Accordingly for Cascading Style Sheets:</text:p>
      <text:p text:style-name="Code">&lt;pack:style src="/css/myCascadingStyleSheet.css"/&gt;</text:p>
      <text:p text:style-name="Standard"/>
      <text:p text:style-name="Standard">You can enable and disable each tag individually by setting the attribute enabled to false, e.g.:</text:p>
      <text:p text:style-name="Code">&lt;pack:script src="/js/myJavaScriptFile.js" enabled="false"/&gt;</text:p>
      <text:p text:style-name="Standard"/>
      <text:p text:style-name="Standard">You can combine resources simply by listing them up:</text:p>
      <text:p text:style-name="Code">&lt;pack:script&gt;<text:line-break/><text:tab/>&lt;src&gt;/js/myJavaScriptFile.js&lt;/src&gt;<text:line-break/><text:tab/>&lt;src&gt;/js/mySecondJavaScriptFile.js&lt;/src&gt;<text:line-break/>&lt;/pack:script&gt;</text:p>
      <text:p text:style-name="Standard"/>
      <text:p text:style-name="Standard">That's it.</text:p>
      <text:p text:style-name="Standard"/>
      <text:p text:style-name="Standard">If you want to deepen your knowledge, I suggest reading "<text:a xlink:type="simple" xlink:href="https://github.com/galan/packtag/blob/master/documentation/packtag%20-%20a%20packed%20guide%20to%20website%20performance%20optimization.pdf" text:style-name="Internet_20_link" text:visited-style-name="Visited_20_Internet_20_Link">pack:tag - a packed guide to website performance optimization</text:a>".</text:p>
      <text:h text:style-name="Heading_20_2" text:outline-level="2">About</text:h>
      <text:p text:style-name="P2">Author: Daniel Galán y Martins</text:p>
      <text:p text:style-name="P2">Intended audience: Developers, Website Designer/Maintainer/Administrators</text:p>
      <text:p text:style-name="P2">Version: 1.<text:span text:style-name="T6">2 (pack:tag 3.13.0)</text:span></text:p>
      <text:p text:style-name="P3">Released: 2015-0<text:span text:style-name="T6">7</text:span>-<text:span text:style-name="T6">06</text:span></text:p>
      <text:p text:style-name="P2"><text:span text:style-name="T1">First r</text:span>elease: 2008-04-17</text:p>
      <text:p text:style-name="P2"/>
      <text:p text:style-name="P2">License: This d<text:span text:style-name="T3">ocument is licensed under</text:span><draw:frame draw:style-name="fr1" draw:name="Grafik1" text:anchor-type="char" svg:x="5.1154in" svg:y="0.0055in" svg:width="1.2201in" svg:height="0.4291in" draw:z-index="0"><draw:image xlink:href="Pictures/10000201000000580000001FDE342D22.png" xlink:type="simple" xlink:show="embed" xlink:actuate="onLoad"/></draw:frame></text:p>
      <text:p text:style-name="P2"><text:span text:style-name="T3">Creative Commons Attribution-Noncommercial-Share Alike 2.0 Germany </text:span><text:a xlink:type="simple" xlink:href="http://creativecommons.org/licenses/by-nc-sa/2.0/de/" text:style-name="Internet_20_link" text:visited-style-name="Visited_20_Internet_20_Link"><text:span text:style-name="T3">http://creativecommons.org/licenses/by-nc-sa/2.0/de/</text:span></text:a></text:p>
      <text:p text:style-name="P5"/>
      <text:p text:style-name="P6">Found errors, typos or got some suggestions?</text:p>
      <text:p text:style-name="P4"><text:span text:style-name="T3">Please </text:span><text:span text:style-name="T4">post an issue or pull request at </text:span><text:a xlink:type="simple" xlink:href="https://github.com/galan/packtag" text:style-name="Internet_20_link" text:visited-style-name="Visited_20_Internet_20_Link"><text:span text:style-name="T4">https://github.com/galan/packtag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entury Gothic1" svg:font-family="'Century Gothic'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entury Gothic" fo:font-family="'Century Gothic'" style:font-style-name="Standard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6" style:display-name="Heading 6" style:family="paragraph" style:parent-style-name="Heading" style:next-style-name="Standard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de" style:family="paragraph" style:class="text" style:master-page-name="">
      <style:graphic-properties draw:fill="solid" draw:fill-color="#e6e6e6"/>
      <style:paragraph-properties fo:margin-left="0.1965in" fo:margin-right="0.1965in" fo:margin-top="0.0398in" fo:margin-bottom="0.1575in" loext:contextual-spacing="false" fo:line-height="100%" fo:text-indent="0in" style:auto-text-indent="false" style:page-number="auto" fo:background-color="#e6e6e6" fo:padding="0.0193in" fo:border="0.06pt solid #b3b3b3" style:shadow="none">
        <style:tab-stops/>
        <style:background-image/>
      </style:paragraph-properties>
      <style:text-properties style:font-name="Courier New" fo:font-family="'Courier New'" style:font-style-name="Standard" style:font-family-generic="modern" style:font-pitch="fixed" fo:font-size="10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Standard" style:default-outline-level="1" style:class="text" style:master-page-name="">
      <style:paragraph-properties style:page-number="auto" fo:padding="0.0193in" fo:border-left="none" fo:border-right="none" fo:border-top="none" fo:border-bottom="0.51pt solid #000000" style:shadow="none">
        <style:tab-stops/>
      </style:paragraph-properties>
      <style:text-properties fo:font-size="12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class="text">
      <style:paragraph-properties fo:margin-top="0.1965in" fo:margin-bottom="0.0827in" loext:contextual-spacing="false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Standard" style:default-outline-level="3" style:class="text">
      <style:text-properties fo:font-size="12pt" fo:font-style="italic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76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auto-update="true" style:class="index">
      <style:paragraph-properties fo:margin-left="0.1965in" fo:margin-right="0in" fo:text-indent="0in" style:auto-text-indent="false">
        <style:tab-stops>
          <style:tab-stop style:position="7.279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35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Standard" style:default-outline-level="4" style:class="text" style:master-page-name="">
      <style:paragraph-properties style:page-number="auto"/>
      <style:text-properties fo:font-size="75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Standard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Standard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Standard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Standard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Standard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nk" style:family="paragraph" style:parent-style-name="Standard" style:next-style-name="Standard" style:class="text" style:master-page-name="">
      <style:paragraph-properties style:page-number="auto" style:shadow="none">
        <style:tab-stops/>
      </style:paragraph-properties>
      <style:text-properties style:font-name="Courier New" fo:font-family="'Courier New'" style:font-style-name="Standard" style:font-family-generic="modern" style:font-pitch="fixed" style:text-underline-style="solid" style:text-underline-width="auto" style:text-underline-color="font-color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138in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 style:master-page-name="">
      <style:paragraph-properties style:page-number="auto" style:shadow="none" text:number-lines="false" text:line-number="0">
        <style:tab-stops>
          <style:tab-stop style:position="3.4516in" style:type="center"/>
          <style:tab-stop style:position="6.9035in" style:type="right"/>
        </style:tab-stops>
      </style:paragraph-properties>
      <style:text-properties fo:font-weight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Code_20_Inline" style:display-name="Code Inline" style:family="paragraph" style:parent-style-name="Code" style:class="extra" style:master-page-name="">
      <style:paragraph-properties style:page-number="auto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516in" style:type="center"/>
          <style:tab-stop style:position="6.9035in" style:type="right"/>
        </style:tab-stops>
      </style:paragraph-properties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Code" style:family="text">
      <style:text-properties style:font-name="Courier New" fo:font-family="'Courier New'" style:font-style-name="Standard" style:font-family-generic="modern" style:font-pitch="fixed" fo:font-size="10pt" fo:background-color="transparen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84in" fo:margin-bottom="0.7874in" fo:margin-left="0.689in" fo:margin-right="0.675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602in" fo:margin-bottom="0.6583in" fo:margin-left="0.6917in" fo:margin-right="0.683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2.2$Linux_X86_64 LibreOffice_project/40m0$Build-2</meta:generator>
    <dc:title>pack:tag - one minute quick start tutoria</dc:title>
    <dc:subject>pack:tag</dc:subject>
    <meta:initial-creator>D G</meta:initial-creator>
    <meta:creation-date>2008-03-06T19:29:08</meta:creation-date>
    <dc:creator>daniel </dc:creator>
    <dc:date>2015-07-06T23:05:00.958832973</dc:date>
    <meta:keyword>pack:tag minification compression javascript css website size optimization</meta:keyword>
    <meta:editing-cycles>140</meta:editing-cycles>
    <meta:editing-duration>P2DT2H6M57S</meta:editing-duration>
    <meta:document-statistic meta:table-count="0" meta:image-count="1" meta:object-count="0" meta:page-count="1" meta:paragraph-count="29" meta:word-count="175" meta:character-count="1637" meta:non-whitespace-character-count="1486"/>
    <meta:user-defined meta:name="Info 1">Daniel Galán y Martins</meta:user-defined>
    <meta:user-defined meta:name="Info 2"/>
    <meta:user-defined meta:name="Info 3"/>
    <meta:user-defined meta:name="Info 4"/>
  </office:meta>
</office:document-meta>
</file>